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2986in" fo:margin-left="-0.0486in" style:page-number="auto" table:align="left" style:writing-mode="lr-tb"/>
    </style:style>
    <style:style style:name="Table1.A" style:family="table-column">
      <style:table-column-properties style:column-width="1.1736in"/>
    </style:style>
    <style:style style:name="Table1.B" style:family="table-column">
      <style:table-column-properties style:column-width="4.125in"/>
    </style:style>
    <style:style style:name="Table1.C" style:family="table-column">
      <style:table-column-properties style:column-width="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officeooo:paragraph-rsid="001b9f70" style:font-size-asian="14pt" style:font-size-complex="14pt"/>
    </style:style>
    <style:style style:name="P3" style:family="paragraph" style:parent-style-name="Standard">
      <style:paragraph-properties fo:margin-top="0.1665in" fo:margin-bottom="0.1665in" loext:contextual-spacing="false"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1665in" fo:margin-bottom="0.1665in" loext:contextual-spacing="false" fo:text-align="center" style:justify-single-word="false"/>
      <style:text-properties fo:font-size="14pt" style:font-size-asian="14pt" style:font-size-complex="14pt"/>
    </style:style>
    <style:style style:name="P5" style:family="paragraph" style:parent-style-name="Standard">
      <style:paragraph-properties fo:margin-top="0.1665in" fo:margin-bottom="0.1665in" loext:contextual-spacing="false" fo:text-align="center" style:justify-single-word="false" style:snap-to-layout-grid="false"/>
      <style:text-properties fo:font-size="14pt" style:font-size-asian="14pt" style:font-size-complex="14pt"/>
    </style:style>
    <style:style style:name="P6" style:family="paragraph" style:parent-style-name="Standard">
      <style:paragraph-properties fo:margin-top="0.0835in" fo:margin-bottom="0.0835in" loext:contextual-spacing="false"/>
    </style:style>
    <style:style style:name="P7" style:family="paragraph" style:parent-style-name="Standard">
      <style:paragraph-properties fo:margin-top="0.0835in" fo:margin-bottom="0.0835in" loext:contextual-spacing="false" fo:text-align="center" style:justify-single-word="false"/>
      <style:text-properties fo:font-size="18pt" fo:font-weight="bold" style:font-size-asian="18pt" style:font-weight-asian="bold" style:font-size-complex="32pt"/>
    </style:style>
    <style:style style:name="P8" style:family="paragraph" style:parent-style-name="Standard">
      <style:paragraph-properties fo:margin-top="0.0835in" fo:margin-bottom="0.0835in" loext:contextual-spacing="false" fo:text-align="center" style:justify-single-word="false"/>
      <style:text-properties fo:font-size="22pt" style:font-size-asian="22pt" style:font-size-complex="24pt"/>
    </style:style>
    <style:style style:name="P9" style:family="paragraph" style:parent-style-name="Standard">
      <style:paragraph-properties fo:margin-top="0.0835in" fo:margin-bottom="0.0835in" loext:contextual-spacing="false" fo:text-align="center" style:justify-single-word="false"/>
      <style:text-properties fo:font-size="16pt" style:font-size-asian="16pt" style:font-size-complex="16pt"/>
    </style:style>
    <style:style style:name="P10" style:family="paragraph" style:parent-style-name="Standard">
      <style:paragraph-properties fo:break-before="page"/>
      <style:text-properties fo:font-size="14pt" style:font-size-asian="14pt" style:font-size-complex="14pt"/>
    </style:style>
    <style:style style:name="P11" style:family="paragraph" style:parent-style-name="Text_20_body">
      <style:text-properties officeooo:rsid="001b9f70" officeooo:paragraph-rsid="001b9f70"/>
    </style:style>
    <style:style style:name="P12" style:family="paragraph" style:parent-style-name="Text_20_body">
      <style:text-properties officeooo:rsid="001d432d" officeooo:paragraph-rsid="001d432d"/>
    </style:style>
    <style:style style:name="P13" style:family="paragraph" style:parent-style-name="Text_20_body">
      <style:text-properties officeooo:rsid="0021e69e" officeooo:paragraph-rsid="0021e69e"/>
    </style:style>
    <style:style style:name="P14" style:family="paragraph" style:parent-style-name="Text_20_body">
      <style:text-properties officeooo:rsid="002203f0" officeooo:paragraph-rsid="002203f0"/>
    </style:style>
    <style:style style:name="P15" style:family="paragraph" style:parent-style-name="Text_20_body">
      <style:text-properties officeooo:rsid="0022dcdb" officeooo:paragraph-rsid="0022dcdb"/>
    </style:style>
    <style:style style:name="P16" style:family="paragraph" style:parent-style-name="Text_20_body">
      <style:text-properties officeooo:rsid="00244c48" officeooo:paragraph-rsid="00244c48"/>
    </style:style>
    <style:style style:name="P17" style:family="paragraph" style:parent-style-name="Standard" style:list-style-name="L5">
      <style:text-properties officeooo:paragraph-rsid="002822e4"/>
    </style:style>
    <style:style style:name="P18" style:family="paragraph" style:parent-style-name="Standard" style:list-style-name="L5">
      <style:text-properties officeooo:paragraph-rsid="00287e9a"/>
    </style:style>
    <style:style style:name="P19" style:family="paragraph" style:parent-style-name="Standard" style:list-style-name="L5">
      <style:text-properties officeooo:rsid="00287e9a" officeooo:paragraph-rsid="00287e9a"/>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officeooo:rsid="002d24fe" officeooo:paragraph-rsid="002d24fe" style:font-size-asian="14pt" style:font-size-complex="14pt"/>
    </style:style>
    <style:style style:name="P22" style:family="paragraph" style:parent-style-name="Text_20_body" style:list-style-name="L1">
      <style:text-properties officeooo:rsid="0022dcdb" officeooo:paragraph-rsid="0022dcdb"/>
    </style:style>
    <style:style style:name="P23" style:family="paragraph" style:parent-style-name="Text_20_body" style:list-style-name="L2">
      <style:text-properties officeooo:rsid="0022dcdb" officeooo:paragraph-rsid="0022dcdb"/>
    </style:style>
    <style:style style:name="P24" style:family="paragraph" style:parent-style-name="Text_20_body" style:list-style-name="L3">
      <style:text-properties officeooo:rsid="0022dcdb" officeooo:paragraph-rsid="0022dcdb"/>
    </style:style>
    <style:style style:name="P25" style:family="paragraph" style:parent-style-name="Text_20_body" style:list-style-name="L4">
      <style:text-properties officeooo:rsid="0022dcdb" officeooo:paragraph-rsid="0022dcdb"/>
    </style:style>
    <style:style style:name="P26" style:family="paragraph" style:parent-style-name="Heading_20_1">
      <style:text-properties officeooo:rsid="0021e69e" officeooo:paragraph-rsid="0021e69e"/>
    </style:style>
    <style:style style:name="P27" style:family="paragraph" style:parent-style-name="Heading_20_1">
      <style:text-properties officeooo:rsid="00244c48" officeooo:paragraph-rsid="00244c48"/>
    </style:style>
    <style:style style:name="P28" style:family="paragraph" style:parent-style-name="Contents_20_1">
      <style:paragraph-properties>
        <style:tab-stops>
          <style:tab-stop style:position="5.7681in" style:type="right" style:leader-style="dotted" style:leader-text="."/>
        </style:tab-stops>
      </style:paragraph-properties>
    </style:style>
    <style:style style:name="T1" style:family="text">
      <style:text-properties fo:font-size="14pt" fo:font-weight="bold" officeooo:rsid="001b9f70"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1b9f70" style:font-size-asian="14pt" style:font-size-complex="14pt"/>
    </style:style>
    <style:style style:name="T4" style:family="text">
      <style:text-properties officeooo:rsid="001b9f70"/>
    </style:style>
    <style:style style:name="T5" style:family="text">
      <style:text-properties officeooo:rsid="001d432d"/>
    </style:style>
    <style:style style:name="T6" style:family="text">
      <style:text-properties officeooo:rsid="001ecdc3"/>
    </style:style>
    <style:style style:name="T7" style:family="text">
      <style:text-properties officeooo:rsid="0022dcdb"/>
    </style:style>
    <style:style style:name="T8" style:family="text">
      <style:text-properties officeooo:rsid="00244c48"/>
    </style:style>
    <style:style style:name="T9" style:family="text">
      <style:text-properties officeooo:rsid="002822e4"/>
    </style:style>
    <style:style style:name="T10" style:family="text">
      <style:text-properties officeooo:rsid="00287e9a"/>
    </style:style>
    <style:style style:name="fr1" style:family="graphic" style:parent-style-name="OLE">
      <style:graphic-properties fo:margin-left="0in" fo:margin-right="0in" style:vertical-pos="top" style:vertical-rel="baseline" fo:padding="0.0008in" fo:border="none" draw:ole-draw-aspect="1" draw:visible-area-width="2.1791in" draw:visible-area-height="2.68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draw:frame draw:style-name="fr1" draw:name="Object1" text:anchor-type="as-char" svg:width="0.6902in" svg:height="0.8492in"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3">Софийски университет „Св. Кл. Охридски”</text:p>
            <text:p text:style-name="P4">Факултет по математика и информатика </text:p>
          </table:table-cell>
          <table:table-cell table:style-name="Table1.A1" office:value-type="string">
            <text:p text:style-name="P5"/>
          </table:table-cell>
        </table:table-row>
      </table:table>
      <text:p text:style-name="P7">Курсов Проект</text:p>
      <text:p text:style-name="P9">на тема:</text:p>
      <text:p text:style-name="P8">„<text:span text:style-name="T4">Автоматично резюмиране на текст и извличане на ключови думи</text:span>”</text:p>
      <text:p text:style-name="P9"/>
      <text:p text:style-name="P6"><text:span text:style-name="T2">Студент: </text:span><text:span text:style-name="T1">Денис Симеонов Михайлов</text:span></text:p>
      <text:p text:style-name="P6"><text:span text:style-name="T2">Факултетен номер: <text:s/></text:span><text:span text:style-name="T1">25788</text:span></text:p>
      <text:p text:style-name="P6"><text:span text:style-name="T2">Курс: </text:span><text:span text:style-name="T3">I</text:span></text:p>
      <text:p text:style-name="Standard"><text:span text:style-name="T2">Дата: София, 20</text:span><text:span text:style-name="T3">18</text:span><text:span text:style-name="T2"> г.</text:span></text:p>
      <text:p text:style-name="P20"/>
      <text:p text:style-name="P20"/>
      <text:p text:style-name="P21">Проектът беше предаден и по Извличане на информация при проф. Койчев.</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601_107559977" text:style-name="Index_20_Link" text:visited-style-name="Index_20_Link">1.Увод<text:tab/>2</text:a></text:p>
          <text:p text:style-name="P28"><text:a xlink:type="simple" xlink:href="#__RefHeading___Toc605_107559977" text:style-name="Index_20_Link" text:visited-style-name="Index_20_Link">2.Реализация<text:tab/>3</text:a></text:p>
          <text:p text:style-name="P28"><text:a xlink:type="simple" xlink:href="#__RefHeading___Toc607_107559977" text:style-name="Index_20_Link" text:visited-style-name="Index_20_Link">3.Използвани технологии<text:tab/>4</text:a></text:p>
          <text:p text:style-name="P28"><text:a xlink:type="simple" xlink:href="#__RefHeading___Toc316_267213870" text:style-name="Index_20_Link" text:visited-style-name="Index_20_Link">4.Използвана литература<text:tab/>5</text:a></text:p>
        </text:index-body>
      </text:table-of-content>
      <text:p text:style-name="P2"/>
      <text:p text:style-name="P2"/>
      <text:h text:style-name="Heading_20_1" text:outline-level="1"><text:bookmark-start text:name="__RefHeading___Toc601_107559977"/>Увод<text:bookmark-end text:name="__RefHeading___Toc601_107559977"/></text:h>
      <text:p text:style-name="P11">Автоматичното резюмиране представлява процес, при който един текст се съкращава чрез софтуер, за да се създаде кратък вариант на документа, който съдържа основните точки от първоначалния документ. <text:span text:style-name="T5">Това е един от класическите проблеми в областта на извличането на информация, като през миналото са проучени доста подходи. Основната идея е да се избере част от целия текст, която съдържа информация, която да е максимално близка до тази в оригиналния документ. При автоматичното резюмиране е важно резултатът да е текст, който лесно се чете от човек. Подобен софтуер би бил полезен, защото той позволява някаква информация да бъде представена във вариант, който е лесен за приемане и анализиране.</text:span></text:p>
      <text:p text:style-name="P12">Задачата за извличане на ключови думи представлява автоматично разпознаване на думи, които най-добре описват съдържанието на текста. Подобен софтуер може да се използва за извличане на тагове за определен текст, за да може след това да се намират подобни текстове и така да се прави класификация на текстове. Освен това един човек когато прочете ключовите думи може да определи дали съдържанието на текста ще му бъде интересно.</text:p>
      <text:p text:style-name="P12">Целта на курсовия ни проект е да може <text:span text:style-name="T6">да извлича от текст резюме и ключови думи.</text:span></text:p>
      <text:h text:style-name="P26" text:outline-level="1"><text:bookmark-start text:name="__RefHeading___Toc605_107559977"/><text:soft-page-break/>Реализация<text:bookmark-end text:name="__RefHeading___Toc605_107559977"/></text:h>
      <text:p text:style-name="P13">Използваният от нас подход за съставяне на резюме използва алгоритъма TextRank, който се представлява разширение на PageRank, което може да определя важността на едно изречение за заложения смисъл в текстта. Реализацията се осъществява в следните стъпки.</text:p>
      <text:p text:style-name="P13">Първо текстът се разделя на изречения, които след това се разделят на думи. След това правим POS-тагване (асоциираме всяка дума с някоя от частите на речта). След като се стигне до този момент премахваме всички стоп думи и пунктуация, както и частите на речта, които не носят никаква семантична роля. По този начин получаваме списък с всички изречения като всяко изречение е представено като списък от двойки – дума и част на речта, към която принадлежи. В изреченията вече са останали само релевантни думи за резюмето. <text:span text:style-name="T8">Като последна обработка привеждаме всички думи към лемите, до които те се свеждат.</text:span></text:p>
      <text:p text:style-name="P14">Тук идва основната идея на TextRank, която е всяко едно от тези изречения да бъде връх в ненасочен теглови граф. Между всеки два върха има ребро, което има тегло равно на стойността на метрика, която показва колко си приличат изреченията, които са асициирани със съответните върхове. След като се построи този граф се изпълнява алгоритъма PageRank върху него, който намира най-важните върхове в графа. От тези върхове се извличат изреченията, с които те са асоциирани. Извеждат се изреченията подредени в хронологичен ред спрямо кога се срещат в оригиналния текст.</text:p>
      <text:p text:style-name="P14">Както се вижда в алгиритъма най-важното е метриката, която се използва за определяне на това колко близки са две изречения. Изпробвахме поведението на различни метрики като накрая се спряхме на метод използващо косинусовото разстояние. Идеята тук е, че всяко изречение се представя като вектор, който има толкова измерения колкото са думите в двете изречения. За всяка дума се проверява колко пъти тя се среща в изреченията и <text:span text:style-name="T7">това се записва като стойност на вектова за това измерение. Например ако имаме следните две изречения:</text:span></text:p>
      <text:list xml:id="list6872940569017983817" text:style-name="L1">
        <text:list-item>
          <text:p text:style-name="P22"><text:soft-page-break/>Това е добро изречение.</text:p>
        </text:list-item>
      </text:list>
      <text:list xml:id="list3216607842049227338" text:style-name="L2">
        <text:list-item>
          <text:p text:style-name="P23">Това е лошо изречение.</text:p>
        </text:list-item>
      </text:list>
      <text:p text:style-name="P15">Ако приложим премахване на стоп думи получените изречения са:</text:p>
      <text:p text:style-name="P15"/>
      <text:list xml:id="list1162464922036890957" text:style-name="L3">
        <text:list-item>
          <text:p text:style-name="P24">добро изречение</text:p>
        </text:list-item>
        <text:list-item>
          <text:p text:style-name="P24">лошо изречение</text:p>
        </text:list-item>
      </text:list>
      <text:p text:style-name="P15">Всички думи в двете изречения са [добро, лошо, изречение]. Това означава, че всяко изречение ще се представи като тримерен вектор, на който първата координата ще е колко пъти се среща думата добро в него, втората ще е колко пъти се среща думата лоши и третата ще е колко пъти се среща думата изречение. Съответно двата вектора ще са:</text:p>
      <text:list xml:id="list5476349775389762341" text:style-name="L4">
        <text:list-item>
          <text:p text:style-name="P25">[1, 0, 1]</text:p>
        </text:list-item>
        <text:list-item>
          <text:p text:style-name="P25">[0, 1, 1]</text:p>
        </text:list-item>
      </text:list>
      <text:p text:style-name="P15">След това се използва формулата за определяна на косинуса между двата вектора:</text:p>
      <text:p text:style-name="P15">cos(u, v) = u.v / |u| . |v|,</text:p>
      <text:p text:style-name="P15">където u.v е скаларното произведение между векторите u и v, |u| представлява дължината на вектора u.</text:p>
      <text:p text:style-name="P15">Колкото по-голям е ъгълът межди u и v толкова е по-голям косинусът помежду им. Затова за определянето на близостта на две изречения се взима:</text:p>
      <text:p text:style-name="P15">sim(s1, s2) = 1 – cos(vect(s1), vect(s2))</text:p>
      <text:h text:style-name="P27" text:outline-level="1"><text:bookmark-start text:name="__RefHeading___Toc607_107559977"/>Използвани технологии<text:bookmark-end text:name="__RefHeading___Toc607_107559977"/></text:h>
      <text:p text:style-name="P16">Алгоритъмът е реализиран като се използва пакетът nltk (natural language toolkit) за python като от него са използвани алгоритмите за разделяне на текст на изречения, разделяне на изречение на думи и тагване на думи с частите на речта, към които принадлежат. За намиране на лемата, към която се свежда една дума използваме <text:soft-page-break/>алгоритъма на Портър. За определяне на важността на едно изречение или някоя дума използваме алгоритъма PageRank</text:p>
      <text:h text:style-name="Heading_20_1" text:outline-level="1"><text:bookmark-start text:name="__RefHeading___Toc316_267213870"/>Използвана литература<text:bookmark-end text:name="__RefHeading___Toc316_267213870"/></text:h>
      <text:list xml:id="list8643882493744972684" text:style-name="L5">
        <text:list-item>
          <text:p text:style-name="P17"><text:a xlink:type="simple" xlink:href="https://web.eecs.umich.edu/~mihalcea/papers/mihalcea.emnlp04.pdf" text:style-name="Internet_20_link" text:visited-style-name="Visited_20_Internet_20_Link"><text:span text:style-name="T9">https://web.eecs.umich.edu/~mihalcea/papers/mihalcea.emnlp04.pdf</text:span></text:a></text:p>
        </text:list-item>
        <text:list-item>
          <text:p text:style-name="P19"><text:a xlink:type="simple" xlink:href="http://nlpforhackers.io/textrank-text-summarization/" text:style-name="Internet_20_link" text:visited-style-name="Visited_20_Internet_20_Link">http://nlpforhackers.io/textrank-text-summarization/</text:a></text:p>
        </text:list-item>
        <text:list-item>
          <text:p text:style-name="P18"><text:a xlink:type="simple" xlink:href="https://en.wikipedia.org/wiki/Cosine_similarity" text:style-name="Internet_20_link" text:visited-style-name="Visited_20_Internet_20_Link"><text:span text:style-name="T10">https://en.wikipedia.org/wiki/Cosine_similarity</text:span></text:a></text:p>
        </text:list-item>
        <text:list-item>
          <text:p text:style-name="P18"><text:a xlink:type="simple" xlink:href="https://www.quora.com/What-are-the-best-keyword-extraction-algorithms-for-natural-language-processing-and-how-can-they-be-implemented-in-Python?share=d6689c31&amp;srid=uGicz" text:style-name="Internet_20_link" text:visited-style-name="Visited_20_Internet_20_Link"><text:span text:style-name="T10">https://www.quora.com/What-are-the-best-keyword-extraction-algorithms-for-natural-language-processing-and-how-can-they-be-implemented-in-Python?share=d6689c31&amp;srid=uGicz</text:span></text:a></text:p>
        </text:list-item>
        <text:list-item>
          <text:p text:style-name="P18"><text:a xlink:type="simple" xlink:href="https://www.quora.com/What-is-a-simple-but-detailed-explanation-of-Textrank" text:style-name="Internet_20_link" text:visited-style-name="Visited_20_Internet_20_Link"><text:span text:style-name="T10">https://www.quora.com/What-is-a-simple-but-detailed-explanation-of-Textran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bg" fo:country="BG" officeooo:rsid="001b9f70"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Contents_20_1" style:display-name="Contents 1" style:family="paragraph" style:parent-style-name="Standard" style:next-style-name="Standard" style:class="index">
      <style:paragraph-properties fo:margin-top="0.1665in" fo:margin-bottom="0.1665in" loext:contextual-spacing="false">
        <style:tab-stops>
          <style:tab-stop style:position="0.3055in"/>
          <style:tab-stop style:position="6.2929in"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class="index">
      <style:paragraph-properties fo:margin-left="0.1535in" fo:margin-right="0in" fo:margin-top="0.0555in" fo:margin-bottom="0in" loext:contextual-spacing="false" fo:line-height="115%" fo:text-indent="0in" style:auto-text-indent="false">
        <style:tab-stops>
          <style:tab-stop style:position="0.6665in"/>
          <style:tab-stop style:position="6.2929in" style:type="right" style:leader-style="dotted" style:leader-text="."/>
        </style:tab-stops>
      </style:paragraph-properties>
      <style:text-properties fo:language="en" fo:country="US" style:font-size-complex="11pt"/>
    </style:style>
    <style:style style:name="Contents_20_3" style:display-name="Contents 3" style:family="paragraph" style:parent-style-name="Standard" style:next-style-name="Standard" style:class="index">
      <style:paragraph-properties fo:margin-left="0.3071in" fo:margin-right="0in" fo:margin-top="0.028in" fo:margin-bottom="0in" loext:contextual-spacing="false" fo:line-height="115%" fo:text-indent="0in" style:auto-text-indent="false"/>
      <style:text-properties fo:language="en" fo:country="US" fo:font-style="italic" style:font-style-asian="italic"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20_Subheader_20_bold" style:display-name="Title Subheader bold" style:family="paragraph" style:parent-style-name="Standard" style:next-style-name="Standard" style:default-outline-level="">
      <style:paragraph-properties fo:margin-left="0.5in" fo:margin-right="0in" fo:margin-top="0.0138in" fo:margin-bottom="0in" loext:contextual-spacing="false" fo:line-height="100%" fo:text-indent="0in" style:auto-text-indent="false"/>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fmi-10</meta:initial-creator>
    <meta:creation-date>2017-11-25T07:28:00</meta:creation-date>
    <dc:date>2018-02-01T21:49:20.537457118</dc:date>
    <meta:editing-cycles>10</meta:editing-cycles>
    <meta:editing-duration>PT44M30S</meta:editing-duration>
    <meta:generator>LibreOffice/5.1.6.2$Linux_X86_64 LibreOffice_project/10m0$Build-2</meta:generator>
    <meta:document-statistic meta:table-count="1" meta:image-count="0" meta:object-count="1" meta:page-count="5" meta:paragraph-count="46" meta:word-count="800" meta:character-count="5349" meta:non-whitespace-character-count="4605"/>
  </office:meta>
</office:document-meta>
</file>